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create table</text:p>
              <text:p text:style-name="P1">zone name</text:p>
              <text:p text:style-name="P1">for gym f1 etc</text:p>
            </office:annotation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Viridi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Pewter City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Viridian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's Cave</text:p>
          </table:table-cell>
          <table:table-cell table:number-columns-repeated="3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04T21:37:41.501095022</dc:date>
    <meta:editing-duration>PT2H37M1S</meta:editing-duration>
    <meta:editing-cycles>41</meta:editing-cycles>
    <meta:generator>LibreOffice/7.3.7.2$Linux_X86_64 LibreOffice_project/30$Build-2</meta:generator>
    <meta:document-statistic meta:table-count="1" meta:cell-count="479" meta:object-count="0"/>
  </office:meta>
</office:document-meta>
</file>